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AF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2">DESAFIO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efinir os testes</text:p>
              </text:list-item>
              <text:list-item>
                <text:p>Implementar a solução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oma de números em formato de string</text:p>
              </text:list-item>
              <text:list-item>
                <text:p>Não usar bigint</text:p>
              </text:list-item>
              <text:list-item>
                <text:p>Inteiros positivos apena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2” com “3” deve retornar “5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222” com “333” deve retornar “555”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12” com “333” deve retornar “345”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12345” com “21001” deve retornar “33346”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7” com “4” deve retornar “11”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996” com “4” deve retornar “1000”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Soma de "100000000000000000000" com "10000" deve retornar “</text:span>100000000000000010000”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Soma de "9586758698” com “8596897695” deve retornar “18183656393”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Como você faria para refatorar tudo usando uma base arbitrária, sendo a default:<text:line-break/>[“0”, “1”, “2”, “3”, “4”, “5”, “6”, “7”, “8”, “9”]</text:p>
            <text:p/>
            <text:p>A Hexa:</text:p>
            <text:p>[“0”, “1”, “2”, “3”, “4”, “5”, “6”, “7”, “8”, “9”, “a”, “b”, “c”, “d”, “e”, “f”]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9T20:23:54.270551788</meta:creation-date>
    <meta:generator>LibreOffice/6.3.3.2.0$Linux_X86_64 LibreOffice_project/30$Build-2</meta:generator>
    <dc:date>2020-01-29T20:11:47.903605872</dc:date>
    <meta:editing-duration>PT12H38M20S</meta:editing-duration>
    <meta:editing-cycles>19</meta:editing-cycles>
    <meta:document-statistic meta:object-count="64"/>
  </office:meta>
</office:document-meta>
</file>